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4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BEST DIP CC ratio (avg)</text:p>
          </table:table-cell>
          <table:table-cell office:value-type="float" office:value="0.489" calcext:value-type="float">
            <text:p>0,489</text:p>
          </table:table-cell>
          <table:table-cell/>
          <table:table-cell table:style-name="Default" table:number-columns-repeated="3"/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CC out of dip</text:p>
          </table:table-cell>
          <table:table-cell office:value-type="string" calcext:value-type="string">
            <text:p>CC in the dip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Ratio corr.</text:p>
          </table:table-cell>
          <table:table-cell office:value-type="string" calcext:value-type="string">
            <text:p>Ratio SEM</text:p>
          </table:table-cell>
          <table:table-cell office:value-type="string" calcext:value-type="string">
            <text:p>SEM corr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office:value-type="string" calcext:value-type="string">
            <text:p>Exp. Value</text:p>
          </table:table-cell>
          <table:table-cell office:value-type="string" calcext:value-type="string">
            <text:p>Exp. Value SEM</text:p>
          </table:table-cell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iter time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/[.B4]" office:value-type="string" office:string-value="" calcext:value-type="error">
            <text:p>#DIV/0!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p150914d</text:p>
          </table:table-cell>
          <table:table-cell office:value-type="string" calcext:value-type="string">
            <text:p>no signal</text:p>
          </table:table-cell>
          <table:table-cell/>
          <table:table-cell office:value-type="string" calcext:value-type="string">
            <text:p>zz</text:p>
          </table:table-cell>
          <table:table-cell table:style-name="ce3" table:formula="of:=1/2*(([.E5]+[.E6]-[.E4]-[.E7])*4-2)" office:value-type="float" office:value="-1.00148369850223" calcext:value-type="float">
            <text:p>-1,001</text:p>
          </table:table-cell>
          <table:table-cell table:style-name="ce3" table:formula="of:=SQRT([.G4]^2+[.G5]^2+[.G6]^2+[.G7]^2)*2" office:value-type="float" office:value="0.111004254717052" calcext:value-type="float">
            <text:p>0,111</text:p>
          </table:table-cell>
          <table:table-cell office:value-type="string" calcext:value-type="string">
            <text:p>Z … HV</text:p>
          </table:table-cell>
          <table:table-cell office:value-type="float" office:value="4" calcext:value-type="float">
            <text:p>4</text:p>
          </table:table-cell>
          <table:table-cell table:formula="of:=[.O4]*[.$P$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]/[.B5]" office:value-type="string" office:string-value="" calcext:value-type="error">
            <text:p>#DIV/0!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dip150914e</text:p>
          </table:table-cell>
          <table:table-cell office:value-type="string" calcext:value-type="string">
            <text:p>no signal</text:p>
          </table:table-cell>
          <table:table-cell table:number-columns-repeated="4"/>
          <table:table-cell office:value-type="string" calcext:value-type="string">
            <text:p>X … DA</text:p>
          </table:table-cell>
          <table:table-cell office:value-type="float" office:value="3" calcext:value-type="float">
            <text:p>3</text:p>
          </table:table-cell>
          <table:table-cell table:formula="of:=[.O5]*[.$P$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V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/[.B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dip150914f</text:p>
          </table:table-cell>
          <table:table-cell office:value-type="string" calcext:value-type="string">
            <text:p>no signal</text:p>
          </table:table-cell>
          <table:table-cell table:number-columns-repeated="4"/>
          <table:table-cell office:value-type="string" calcext:value-type="string">
            <text:p>Y … RL</text:p>
          </table:table-cell>
          <table:table-cell office:value-type="float" office:value="3" calcext:value-type="float">
            <text:p>3</text:p>
          </table:table-cell>
          <table:table-cell table:formula="of:=[.O6]*[.$P$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1224" calcext:value-type="float">
            <text:p>1224</text:p>
          </table:table-cell>
          <table:table-cell office:value-type="float" office:value="599" calcext:value-type="float">
            <text:p>599</text:p>
          </table:table-cell>
          <table:table-cell table:formula="of:=[.C7]/[.B7]" office:value-type="float" office:value="0.48937908496732" calcext:value-type="float">
            <text:p>0,489</text:p>
          </table:table-cell>
          <table:table-cell table:formula="of:=([.D7]-[.$I$1])/(1-[.$I$1])" office:value-type="float" office:value="0.000741849251115956" calcext:value-type="float">
            <text:p>0,001</text:p>
          </table:table-cell>
          <table:table-cell table:formula="of:=[.D7]*POWER((1/[.B7]+1/[.C7]);0.5)" office:value-type="float" office:value="0.0244025167084903" calcext:value-type="float">
            <text:p>0,0244025167</text:p>
          </table:table-cell>
          <table:table-cell table:formula="of:=[.F7]/(1-[.$I$1])" office:value-type="float" office:value="0.0477544358287481" calcext:value-type="float">
            <text:p>0,0477544358</text:p>
          </table:table-cell>
          <table:table-cell office:value-type="string" calcext:value-type="string">
            <text:p>dip150914c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formula="of:=[.O7]*[.$P$1]"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474" calcext:value-type="float">
            <text:p>474</text:p>
          </table:table-cell>
          <table:table-cell office:value-type="float" office:value="210" calcext:value-type="float">
            <text:p>210</text:p>
          </table:table-cell>
          <table:table-cell table:formula="of:=[.C8]/[.B8]" office:value-type="float" office:value="0.443037974683544" calcext:value-type="float">
            <text:p>0,443</text:p>
          </table:table-cell>
          <table:table-cell table:formula="of:=([.D8]-[.$I$1])/(1-[.$I$1])" office:value-type="float" office:value="-0.0899452550224182" calcext:value-type="float">
            <text:p>-0,090</text:p>
          </table:table-cell>
          <table:table-cell table:formula="of:=[.D8]*POWER((1/[.B8]+1/[.C8]);0.5)" office:value-type="float" office:value="0.0367257087460726" calcext:value-type="float">
            <text:p>0,0367257087</text:p>
          </table:table-cell>
          <table:table-cell table:formula="of:=[.F8]/(1-[.$I$1])" office:value-type="float" office:value="0.071870271518733" calcext:value-type="float">
            <text:p>0,0718702715</text:p>
          </table:table-cell>
          <table:table-cell office:value-type="string" calcext:value-type="string">
            <text:p>dip150914g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style-name="ce3" table:formula="of:=1/8*([.E9]+[.E10]-[.E8]-[.E11])*4" office:value-type="float" office:value="-0.0547579053598795" calcext:value-type="float">
            <text:p>-0,055</text:p>
          </table:table-cell>
          <table:table-cell table:style-name="ce3" table:formula="of:=SQRT([.G8]^2+[.G9]^2+[.G10]^2+[.G11]^2)/2" office:value-type="float" office:value="0.07317821277463" calcext:value-type="float">
            <text:p>0,073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O8]*[.$P$1]"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410" calcext:value-type="float">
            <text:p>410</text:p>
          </table:table-cell>
          <table:table-cell office:value-type="float" office:value="181" calcext:value-type="float">
            <text:p>181</text:p>
          </table:table-cell>
          <table:table-cell table:formula="of:=[.C9]/[.B9]" office:value-type="float" office:value="0.441463414634146" calcext:value-type="float">
            <text:p>0,441</text:p>
          </table:table-cell>
          <table:table-cell table:formula="of:=([.D9]-[.$I$1])/(1-[.$I$1])" office:value-type="float" office:value="-0.0930265858431578" calcext:value-type="float">
            <text:p>-0,093</text:p>
          </table:table-cell>
          <table:table-cell table:formula="of:=[.D9]*POWER((1/[.B9]+1/[.C9]);0.5)" office:value-type="float" office:value="0.0393964639088761" calcext:value-type="float">
            <text:p>0,0393964639</text:p>
          </table:table-cell>
          <table:table-cell table:formula="of:=[.F9]/(1-[.$I$1])" office:value-type="float" office:value="0.0770967982561177" calcext:value-type="float">
            <text:p>0,0770967983</text:p>
          </table:table-cell>
          <table:table-cell office:value-type="string" calcext:value-type="string">
            <text:p>dip150915a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formula="of:=[.O9]*[.$P$1]"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32" calcext:value-type="float">
            <text:p>532</text:p>
          </table:table-cell>
          <table:table-cell office:value-type="float" office:value="219" calcext:value-type="float">
            <text:p>219</text:p>
          </table:table-cell>
          <table:table-cell table:formula="of:=[.C10]/[.B10]" office:value-type="float" office:value="0.411654135338346" calcext:value-type="float">
            <text:p>0,412</text:p>
          </table:table-cell>
          <table:table-cell table:formula="of:=([.D10]-[.$I$1])/(1-[.$I$1])" office:value-type="float" office:value="-0.151361770375057" calcext:value-type="float">
            <text:p>-0,151</text:p>
          </table:table-cell>
          <table:table-cell table:formula="of:=[.D10]*POWER((1/[.B10]+1/[.C10]);0.5)" office:value-type="float" office:value="0.0330502369515782" calcext:value-type="float">
            <text:p>0,033050237</text:p>
          </table:table-cell>
          <table:table-cell table:formula="of:=[.F10]/(1-[.$I$1])" office:value-type="float" office:value="0.0646775674199182" calcext:value-type="float">
            <text:p>0,0646775674</text:p>
          </table:table-cell>
          <table:table-cell office:value-type="string" calcext:value-type="string">
            <text:p>dip150915b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formula="of:=[.O10]*[.$P$1]" office:value-type="float" office:value="22500" calcext:value-type="float">
            <text:p>225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427" calcext:value-type="float">
            <text:p>427</text:p>
          </table:table-cell>
          <table:table-cell office:value-type="float" office:value="199" calcext:value-type="float">
            <text:p>199</text:p>
          </table:table-cell>
          <table:table-cell table:formula="of:=[.C11]/[.B11]" office:value-type="float" office:value="0.466042154566745" calcext:value-type="float">
            <text:p>0,466</text:p>
          </table:table-cell>
          <table:table-cell table:formula="of:=([.D11]-[.$I$1])/(1-[.$I$1])" office:value-type="float" office:value="-0.0449272904760377" calcext:value-type="float">
            <text:p>-0,045</text:p>
          </table:table-cell>
          <table:table-cell table:formula="of:=[.D11]*POWER((1/[.B11]+1/[.C11]);0.5)" office:value-type="float" office:value="0.040001096132521" calcext:value-type="float">
            <text:p>0,0400010961</text:p>
          </table:table-cell>
          <table:table-cell table:formula="of:=[.F11]/(1-[.$I$1])" office:value-type="float" office:value="0.0782800315704911" calcext:value-type="float">
            <text:p>0,0782800316</text:p>
          </table:table-cell>
          <table:table-cell office:value-type="string" calcext:value-type="string">
            <text:p>dip150916a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table:formula="of:=[.O11]*[.$P$1]" office:value-type="float" office:value="24900" calcext:value-type="float">
            <text:p>24900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406" calcext:value-type="float">
            <text:p>406</text:p>
          </table:table-cell>
          <table:table-cell office:value-type="float" office:value="201" calcext:value-type="float">
            <text:p>201</text:p>
          </table:table-cell>
          <table:table-cell table:formula="of:=[.C12]/[.B12]" office:value-type="float" office:value="0.495073891625616" calcext:value-type="float">
            <text:p>0,495</text:p>
          </table:table-cell>
          <table:table-cell table:formula="of:=([.D12]-[.$I$1])/(1-[.$I$1])" office:value-type="float" office:value="0.0118862849816356" calcext:value-type="float">
            <text:p>0,012</text:p>
          </table:table-cell>
          <table:table-cell table:formula="of:=[.D12]*POWER((1/[.B12]+1/[.C12]);0.5)" office:value-type="float" office:value="0.0426975861904396" calcext:value-type="float">
            <text:p>0,0426975862</text:p>
          </table:table-cell>
          <table:table-cell table:formula="of:=[.F12]/(1-[.$I$1])" office:value-type="float" office:value="0.0835569201378466" calcext:value-type="float">
            <text:p>0,0835569201</text:p>
          </table:table-cell>
          <table:table-cell office:value-type="string" calcext:value-type="string">
            <text:p>dip150916b</text:p>
          </table:table-cell>
          <table:table-cell table:number-columns-repeated="2"/>
          <table:table-cell office:value-type="string" calcext:value-type="string">
            <text:p>yy</text:p>
          </table:table-cell>
          <table:table-cell table:style-name="ce3" table:formula="of:=1/8*([.E13]+[.E14]-[.E12]-[.E15])*4" office:value-type="float" office:value="-0.11265335743202" calcext:value-type="float">
            <text:p>-0,113</text:p>
          </table:table-cell>
          <table:table-cell table:style-name="ce3" table:formula="of:=SQRT([.G12]^2+[.G13]^2+[.G14]^2+[.G15]^2)/2" office:value-type="float" office:value="0.0804181358913574" calcext:value-type="float">
            <text:p>0,08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O12]*[.$P$1]"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351" calcext:value-type="float">
            <text:p>351</text:p>
          </table:table-cell>
          <table:table-cell office:value-type="float" office:value="141" calcext:value-type="float">
            <text:p>141</text:p>
          </table:table-cell>
          <table:table-cell table:formula="of:=[.C13]/[.B13]" office:value-type="float" office:value="0.401709401709402" calcext:value-type="float">
            <text:p>0,402</text:p>
          </table:table-cell>
          <table:table-cell table:formula="of:=([.D13]-[.$I$1])/(1-[.$I$1])" office:value-type="float" office:value="-0.170823088631308" calcext:value-type="float">
            <text:p>-0,171</text:p>
          </table:table-cell>
          <table:table-cell table:formula="of:=[.D13]*POWER((1/[.B13]+1/[.C13]);0.5)" office:value-type="float" office:value="0.0400526663656075" calcext:value-type="float">
            <text:p>0,0400526664</text:p>
          </table:table-cell>
          <table:table-cell table:formula="of:=[.F13]/(1-[.$I$1])" office:value-type="float" office:value="0.0783809517917955" calcext:value-type="float">
            <text:p>0,0783809518</text:p>
          </table:table-cell>
          <table:table-cell office:value-type="string" calcext:value-type="string">
            <text:p>dip150917a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formula="of:=[.O13]*[.$P$1]" office:value-type="float" office:value="22500" calcext:value-type="float">
            <text:p>2250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480" calcext:value-type="float">
            <text:p>480</text:p>
          </table:table-cell>
          <table:table-cell office:value-type="float" office:value="243" calcext:value-type="float">
            <text:p>243</text:p>
          </table:table-cell>
          <table:table-cell table:formula="of:=[.C14]/[.B14]" office:value-type="float" office:value="0.50625" calcext:value-type="float">
            <text:p>0,506</text:p>
          </table:table-cell>
          <table:table-cell table:formula="of:=([.D14]-[.$I$1])/(1-[.$I$1])" office:value-type="float" office:value="0.0337573385518591" calcext:value-type="float">
            <text:p>0,034</text:p>
          </table:table-cell>
          <table:table-cell table:formula="of:=[.D14]*POWER((1/[.B14]+1/[.C14]);0.5)" office:value-type="float" office:value="0.0398575343802775" calcext:value-type="float">
            <text:p>0,0398575344</text:p>
          </table:table-cell>
          <table:table-cell table:formula="of:=[.F14]/(1-[.$I$1])" office:value-type="float" office:value="0.0779990888068052" calcext:value-type="float">
            <text:p>0,0779990888</text:p>
          </table:table-cell>
          <table:table-cell office:value-type="string" calcext:value-type="string">
            <text:p>dip150917b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formula="of:=[.O14]*[.$P$1]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464" calcext:value-type="float">
            <text:p>464</text:p>
          </table:table-cell>
          <table:table-cell office:value-type="float" office:value="245" calcext:value-type="float">
            <text:p>245</text:p>
          </table:table-cell>
          <table:table-cell table:formula="of:=[.C15]/[.B15]" office:value-type="float" office:value="0.52801724137931" calcext:value-type="float">
            <text:p>0,528</text:p>
          </table:table-cell>
          <table:table-cell table:formula="of:=([.D15]-[.$I$1])/(1-[.$I$1])" office:value-type="float" office:value="0.0763546798029558" calcext:value-type="float">
            <text:p>0,076</text:p>
          </table:table-cell>
          <table:table-cell table:formula="of:=[.D15]*POWER((1/[.B15]+1/[.C15]);0.5)" office:value-type="float" office:value="0.0416993407439082" calcext:value-type="float">
            <text:p>0,0416993407</text:p>
          </table:table-cell>
          <table:table-cell table:formula="of:=[.F15]/(1-[.$I$1])" office:value-type="float" office:value="0.0816034065438518" calcext:value-type="float">
            <text:p>0,0816034065</text:p>
          </table:table-cell>
          <table:table-cell office:value-type="string" calcext:value-type="string">
            <text:p>dip150918a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table:formula="of:=[.O15]*[.$P$1]" office:value-type="float" office:value="27900" calcext:value-type="float">
            <text:p>2790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]/[.B16]" office:value-type="string" office:string-value="" calcext:value-type="error">
            <text:p>#DIV/0!</text:p>
          </table:table-cell>
          <table:table-cell office:value-type="float" office:value="0" calcext:value-type="float">
            <text:p>0,000</text:p>
          </table:table-cell>
          <table:table-cell table:formula="of:=[.D16]*POWER((1/[.B16]+1/[.C16]);0.5)" office:value-type="string" office:string-value="" calcext:value-type="error">
            <text:p>#DIV/0!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dip150919b</text:p>
          </table:table-cell>
          <table:table-cell office:value-type="string" calcext:value-type="string">
            <text:p>no signal</text:p>
          </table:table-cell>
          <table:table-cell/>
          <table:table-cell office:value-type="string" calcext:value-type="string">
            <text:p>zx</text:p>
          </table:table-cell>
          <table:table-cell table:style-name="ce3" table:formula="of:=1/4*([.E17]+[.E18]-[.E16]-[.E19])*4" office:value-type="float" office:value="-0.0427037805842619" calcext:value-type="float">
            <text:p>-0,043</text:p>
          </table:table-cell>
          <table:table-cell table:style-name="ce3" table:formula="of:=SQRT([.G16]^2+[.G17]^2+[.G18]^2+[.G19]^2)/1" office:value-type="float" office:value="0.116556666356882" calcext:value-type="float">
            <text:p>0,11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16]*[.$P$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]/[.B17]" office:value-type="string" office:string-value="" calcext:value-type="error">
            <text:p>#DIV/0!</text:p>
          </table:table-cell>
          <table:table-cell office:value-type="float" office:value="0" calcext:value-type="float">
            <text:p>0,000</text:p>
          </table:table-cell>
          <table:table-cell table:formula="of:=[.D17]*POWER((1/[.B17]+1/[.C17]);0.5)" office:value-type="string" office:string-value="" calcext:value-type="error">
            <text:p>#DIV/0!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dip150919c</text:p>
          </table:table-cell>
          <table:table-cell office:value-type="string" calcext:value-type="string">
            <text:p>no signa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O17]*[.$P$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442" calcext:value-type="float">
            <text:p>442</text:p>
          </table:table-cell>
          <table:table-cell office:value-type="float" office:value="213" calcext:value-type="float">
            <text:p>213</text:p>
          </table:table-cell>
          <table:table-cell table:formula="of:=[.C18]/[.B18]" office:value-type="float" office:value="0.481900452488688" calcext:value-type="float">
            <text:p>0,482</text:p>
          </table:table-cell>
          <table:table-cell table:formula="of:=([.D18]-[.$I$1])/(1-[.$I$1])" office:value-type="float" office:value="-0.0138934393567753" calcext:value-type="float">
            <text:p>-0,014</text:p>
          </table:table-cell>
          <table:table-cell table:formula="of:=[.D18]*POWER((1/[.B18]+1/[.C18]);0.5)" office:value-type="float" office:value="0.0401954641246176" calcext:value-type="float">
            <text:p>0,0401954641</text:p>
          </table:table-cell>
          <table:table-cell table:formula="of:=[.F18]/(1-[.$I$1])" office:value-type="float" office:value="0.0786603994610911" calcext:value-type="float">
            <text:p>0,0786603995</text:p>
          </table:table-cell>
          <table:table-cell office:value-type="string" calcext:value-type="string">
            <text:p>dip150919a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formula="of:=[.O18]*[.$P$1]"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403" calcext:value-type="float">
            <text:p>403</text:p>
          </table:table-cell>
          <table:table-cell office:value-type="float" office:value="203" calcext:value-type="float">
            <text:p>203</text:p>
          </table:table-cell>
          <table:table-cell table:formula="of:=[.C19]/[.B19]" office:value-type="float" office:value="0.503722084367246" calcext:value-type="float">
            <text:p>0,504</text:p>
          </table:table-cell>
          <table:table-cell table:formula="of:=([.D19]-[.$I$1])/(1-[.$I$1])" office:value-type="float" office:value="0.0288103412274866" calcext:value-type="float">
            <text:p>0,029</text:p>
          </table:table-cell>
          <table:table-cell table:formula="of:=[.D19]*POWER((1/[.B19]+1/[.C19]);0.5)" office:value-type="float" office:value="0.0433537592751959" calcext:value-type="float">
            <text:p>0,0433537593</text:p>
          </table:table-cell>
          <table:table-cell table:formula="of:=[.F19]/(1-[.$I$1])" office:value-type="float" office:value="0.0848410161941212" calcext:value-type="float">
            <text:p>0,0848410162</text:p>
          </table:table-cell>
          <table:table-cell office:value-type="string" calcext:value-type="string">
            <text:p>dip150919d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formula="of:=[.O19]*[.$P$1]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]/[.B20]" office:value-type="string" office:string-value="" calcext:value-type="error">
            <text:p>#DIV/0!</text:p>
          </table:table-cell>
          <table:table-cell office:value-type="float" office:value="0" calcext:value-type="float">
            <text:p>0,000</text:p>
          </table:table-cell>
          <table:table-cell table:formula="of:=[.D20]*POWER((1/[.B20]+1/[.C20]);0.5)" office:value-type="string" office:string-value="" calcext:value-type="error">
            <text:p>#DIV/0!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dip150919e</text:p>
          </table:table-cell>
          <table:table-cell office:value-type="string" calcext:value-type="string">
            <text:p>no signal</text:p>
          </table:table-cell>
          <table:table-cell/>
          <table:table-cell office:value-type="string" calcext:value-type="string">
            <text:p>zy</text:p>
          </table:table-cell>
          <table:table-cell table:style-name="ce3" table:formula="of:=1/4*([.E21]+[.E22]-[.E20]-[.E23])*4" office:value-type="float" office:value="-0.0671877328470258" calcext:value-type="float">
            <text:p>-0,067</text:p>
          </table:table-cell>
          <table:table-cell table:style-name="ce3" table:formula="of:=SQRT([.G20]^2+[.G21]^2+[.G22]^2+[.G23]^2)/1" office:value-type="float" office:value="0.104452378685829" calcext:value-type="float">
            <text:p>0,10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20]*[.$P$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/[.B21]" office:value-type="string" office:string-value="" calcext:value-type="error">
            <text:p>#DIV/0!</text:p>
          </table:table-cell>
          <table:table-cell office:value-type="float" office:value="0" calcext:value-type="float">
            <text:p>0,000</text:p>
          </table:table-cell>
          <table:table-cell table:formula="of:=[.D21]*POWER((1/[.B21]+1/[.C21]);0.5)" office:value-type="string" office:string-value="" calcext:value-type="error">
            <text:p>#DIV/0!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dip150920a</text:p>
          </table:table-cell>
          <table:table-cell office:value-type="string" calcext:value-type="string">
            <text:p>no signa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O21]*[.$P$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553" calcext:value-type="float">
            <text:p>553</text:p>
          </table:table-cell>
          <table:table-cell office:value-type="float" office:value="263" calcext:value-type="float">
            <text:p>263</text:p>
          </table:table-cell>
          <table:table-cell table:formula="of:=[.C22]/[.B22]" office:value-type="float" office:value="0.475587703435805" calcext:value-type="float">
            <text:p>0,476</text:p>
          </table:table-cell>
          <table:table-cell table:formula="of:=([.D22]-[.$I$1])/(1-[.$I$1])" office:value-type="float" office:value="-0.0262471557029262" calcext:value-type="float">
            <text:p>-0,026</text:p>
          </table:table-cell>
          <table:table-cell table:formula="of:=[.D22]*POWER((1/[.B22]+1/[.C22]);0.5)" office:value-type="float" office:value="0.0356233909149671" calcext:value-type="float">
            <text:p>0,0356233909</text:p>
          </table:table-cell>
          <table:table-cell table:formula="of:=[.F22]/(1-[.$I$1])" office:value-type="float" office:value="0.0697130937670588" calcext:value-type="float">
            <text:p>0,0697130938</text:p>
          </table:table-cell>
          <table:table-cell office:value-type="string" calcext:value-type="string">
            <text:p>dip150920b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formula="of:=[.O22]*[.$P$1]" office:value-type="float" office:value="14700" calcext:value-type="float">
            <text:p>14700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504" calcext:value-type="float">
            <text:p>504</text:p>
          </table:table-cell>
          <table:table-cell office:value-type="float" office:value="257" calcext:value-type="float">
            <text:p>257</text:p>
          </table:table-cell>
          <table:table-cell table:formula="of:=[.C23]/[.B23]" office:value-type="float" office:value="0.509920634920635" calcext:value-type="float">
            <text:p>0,510</text:p>
          </table:table-cell>
          <table:table-cell table:formula="of:=([.D23]-[.$I$1])/(1-[.$I$1])" office:value-type="float" office:value="0.0409405771440996" calcext:value-type="float">
            <text:p>0,041</text:p>
          </table:table-cell>
          <table:table-cell table:formula="of:=[.D23]*POWER((1/[.B23]+1/[.C23]);0.5)" office:value-type="float" office:value="0.0390852672086913" calcext:value-type="float">
            <text:p>0,0390852672</text:p>
          </table:table-cell>
          <table:table-cell table:formula="of:=[.F23]/(1-[.$I$1])" office:value-type="float" office:value="0.0764878027567344" calcext:value-type="float">
            <text:p>0,0764878028</text:p>
          </table:table-cell>
          <table:table-cell office:value-type="string" calcext:value-type="string">
            <text:p>dip150920c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formula="of:=[.O23]*[.$P$1]"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403" calcext:value-type="float">
            <text:p>403</text:p>
          </table:table-cell>
          <table:table-cell office:value-type="float" office:value="228" calcext:value-type="float">
            <text:p>228</text:p>
          </table:table-cell>
          <table:table-cell table:formula="of:=[.C24]/[.B24]" office:value-type="float" office:value="0.56575682382134" calcext:value-type="float">
            <text:p>0,566</text:p>
          </table:table-cell>
          <table:table-cell table:formula="of:=([.D24]-[.$I$1])/(1-[.$I$1])" office:value-type="float" office:value="0.150209048574051" calcext:value-type="float">
            <text:p>0,150</text:p>
          </table:table-cell>
          <table:table-cell table:formula="of:=[.D24]*POWER((1/[.B24]+1/[.C24]);0.5)" office:value-type="float" office:value="0.0468839866825551" calcext:value-type="float">
            <text:p>0,0468839867</text:p>
          </table:table-cell>
          <table:table-cell table:formula="of:=[.F24]/(1-[.$I$1])" office:value-type="float" office:value="0.0917494847016733" calcext:value-type="float">
            <text:p>0,0917494847</text:p>
          </table:table-cell>
          <table:table-cell office:value-type="string" calcext:value-type="string">
            <text:p>dip150920d</text:p>
          </table:table-cell>
          <table:table-cell table:number-columns-repeated="2"/>
          <table:table-cell office:value-type="string" calcext:value-type="string">
            <text:p>xy</text:p>
          </table:table-cell>
          <table:table-cell table:style-name="ce3" table:formula="of:=1/8*([.E25]+[.E26]-[.E24]-[.E27])*4" office:value-type="float" office:value="-0.16130947781767" calcext:value-type="float">
            <text:p>-0,161</text:p>
          </table:table-cell>
          <table:table-cell table:style-name="ce3" table:formula="of:=SQRT([.G24]^2+[.G25]^2+[.G26]^2+[.G27]^2)/2" office:value-type="float" office:value="0.097166504465127" calcext:value-type="float">
            <text:p>0,09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]*[.$P$1]"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351" calcext:value-type="float">
            <text:p>351</text:p>
          </table:table-cell>
          <table:table-cell office:value-type="float" office:value="177" calcext:value-type="float">
            <text:p>177</text:p>
          </table:table-cell>
          <table:table-cell table:formula="of:=[.C25]/[.B25]" office:value-type="float" office:value="0.504273504273504" calcext:value-type="float">
            <text:p>0,504</text:p>
          </table:table-cell>
          <table:table-cell table:formula="of:=([.D25]-[.$I$1])/(1-[.$I$1])" office:value-type="float" office:value="0.0298894408483449" calcext:value-type="float">
            <text:p>0,030</text:p>
          </table:table-cell>
          <table:table-cell table:formula="of:=[.D25]*POWER((1/[.B25]+1/[.C25]);0.5)" office:value-type="float" office:value="0.0464882202211777" calcext:value-type="float">
            <text:p>0,0464882202</text:p>
          </table:table-cell>
          <table:table-cell table:formula="of:=[.F25]/(1-[.$I$1])" office:value-type="float" office:value="0.0909749906480973" calcext:value-type="float">
            <text:p>0,0909749906</text:p>
          </table:table-cell>
          <table:table-cell office:value-type="string" calcext:value-type="string">
            <text:p>dip150921a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100" calcext:value-type="float">
            <text:p>100</text:p>
          </table:table-cell>
          <table:table-cell table:formula="of:=[.O25]*[.$P$1]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18" calcext:value-type="float">
            <text:p>318</text:p>
          </table:table-cell>
          <table:table-cell office:value-type="float" office:value="153" calcext:value-type="float">
            <text:p>153</text:p>
          </table:table-cell>
          <table:table-cell table:formula="of:=[.C26]/[.B26]" office:value-type="float" office:value="0.481132075471698" calcext:value-type="float">
            <text:p>0,481</text:p>
          </table:table-cell>
          <table:table-cell table:formula="of:=([.D26]-[.$I$1])/(1-[.$I$1])" office:value-type="float" office:value="-0.0153971125798471" calcext:value-type="float">
            <text:p>-0,015</text:p>
          </table:table-cell>
          <table:table-cell table:formula="of:=[.D26]*POWER((1/[.B26]+1/[.C26]);0.5)" office:value-type="float" office:value="0.0473386086235455" calcext:value-type="float">
            <text:p>0,0473386086</text:p>
          </table:table-cell>
          <table:table-cell table:formula="of:=[.F26]/(1-[.$I$1])" office:value-type="float" office:value="0.0926391558190714" calcext:value-type="float">
            <text:p>0,0926391558</text:p>
          </table:table-cell>
          <table:table-cell office:value-type="string" calcext:value-type="string">
            <text:p>dip150922a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100" calcext:value-type="float">
            <text:p>100</text:p>
          </table:table-cell>
          <table:table-cell table:formula="of:=[.O26]*[.$P$1]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84" calcext:value-type="float">
            <text:p>284</text:p>
          </table:table-cell>
          <table:table-cell office:value-type="float" office:value="166" calcext:value-type="float">
            <text:p>166</text:p>
          </table:table-cell>
          <table:table-cell table:formula="of:=[.C27]/[.B27]" office:value-type="float" office:value="0.584507042253521" calcext:value-type="float">
            <text:p>0,585</text:p>
          </table:table-cell>
          <table:table-cell table:formula="of:=([.D27]-[.$I$1])/(1-[.$I$1])" office:value-type="float" office:value="0.186902235329787" calcext:value-type="float">
            <text:p>0,187</text:p>
          </table:table-cell>
          <table:table-cell table:formula="of:=[.D27]*POWER((1/[.B27]+1/[.C27]);0.5)" office:value-type="float" office:value="0.0571061380453618" calcext:value-type="float">
            <text:p>0,057106138</text:p>
          </table:table-cell>
          <table:table-cell table:formula="of:=[.F27]/(1-[.$I$1])" office:value-type="float" office:value="0.111753694805013" calcext:value-type="float">
            <text:p>0,1117536948</text:p>
          </table:table-cell>
          <table:table-cell office:value-type="string" calcext:value-type="string">
            <text:p>dip150922b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100" calcext:value-type="float">
            <text:p>100</text:p>
          </table:table-cell>
          <table:table-cell table:formula="of:=[.O27]*[.$P$1]" office:value-type="float" office:value="30000" calcext:value-type="float">
            <text:p>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.00.0000</text:date>, <text:time style:data-style-name="N2" text:time-value="09:31:30.6822802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20:00:12.974482719</meta:creation-date>
    <dc:date>2016-08-05T09:38:18.019677687</dc:date>
    <meta:editing-duration>PT2H14M42S</meta:editing-duration>
    <meta:editing-cycles>68</meta:editing-cycles>
    <meta:generator>LibreOffice/5.1.4.2$Linux_X86_64 LibreOffice_project/10m0$Build-2</meta:generator>
    <meta:document-statistic meta:table-count="1" meta:cell-count="284" meta:object-count="0"/>
  </office:meta>
</office:document-meta>
</file>